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rawDate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N3</text:p>
          </table:table-cell>
          <table:table-cell office:value-type="string" table:style-name="ce1">
            <text:p>N4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Thunderba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0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0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0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0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10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13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14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1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17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2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2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2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24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27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2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30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1-3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0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04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06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07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1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11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1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14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17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18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21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2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2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27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2-2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3-0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6-03-04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date" office:date-value="2025-01-01T00:00:00" table:style-name="ce2">
            <text:p>01/01/202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0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0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08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1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1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14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15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1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18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2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22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24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2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2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29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1-31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01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0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05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07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0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12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1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1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18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1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2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22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25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26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2-28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0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04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0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07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08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11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12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1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1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18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19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2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2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2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26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28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3-2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01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0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04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05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0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09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1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12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1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16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18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19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2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2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2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26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2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4-3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0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03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0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07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09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1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1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1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16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17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2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2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2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2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2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2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30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5-3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0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0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06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0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1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1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14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1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1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2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21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2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2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27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6-2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0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0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04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05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0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09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11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1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1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1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1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19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2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23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25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2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29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7-3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0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0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0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0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0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09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12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1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15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1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1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20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22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23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2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2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29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8-30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0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0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0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0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09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1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1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1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16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1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1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2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23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2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26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2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09-30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0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03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04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07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08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10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11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1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17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1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2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22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2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25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2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0-31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01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0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0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0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0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1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1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1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1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18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19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21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2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25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26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28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1-2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02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0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0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06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0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10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1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13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1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17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19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20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23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2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2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27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3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5-12-31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02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05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0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09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1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1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1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1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17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19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2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2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2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2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27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30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1-3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02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0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06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0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0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1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13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1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1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17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2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21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2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2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27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2-28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0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02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0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06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0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0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1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1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1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16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1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2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2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2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26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27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2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3-3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02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03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0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06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09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1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1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13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1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17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19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20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23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2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26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2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4-3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0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0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0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0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0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1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11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14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15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17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18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2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2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24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2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28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2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5-3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0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0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0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0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0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1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12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1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15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1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2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22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2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2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2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6-2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02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0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0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0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09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1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1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13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1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17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19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2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23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2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27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3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7-3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02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0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06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07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09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1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1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1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16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1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2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2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2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2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2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3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8-31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03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04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0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07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10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11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1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14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17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1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2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2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2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2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09-2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0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02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04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05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08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0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11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1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1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16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18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19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22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2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2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2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29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0-3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0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0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0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0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08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09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12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13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1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1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1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2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22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23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2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2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29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1-3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0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06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0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1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1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13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1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17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18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2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21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2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25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27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28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4-12-3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03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0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0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0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1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1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1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1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1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18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2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21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2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27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28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1-3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0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0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0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0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08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1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1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14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15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17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18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2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2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2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25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2-2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01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03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0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0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08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11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1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1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2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22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24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2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28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29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3-3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0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04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05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0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0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11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1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1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1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18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19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2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2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2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26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2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4-29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0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0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0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0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1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12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1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1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17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1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2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2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24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2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2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30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5-3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0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0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0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07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09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1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1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1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2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21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2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2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2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28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6-30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01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04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05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07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08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1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1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1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1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1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21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2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25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26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28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7-29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01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02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0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05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08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0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1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12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1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1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18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19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2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2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2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26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29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8-3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0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0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05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06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0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09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1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1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1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1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19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20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2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2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2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2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29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09-30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0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04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0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0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1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1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1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1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17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18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2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2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2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25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27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28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0-31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0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0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0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08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10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1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1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1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17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18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21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22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24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25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28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1-29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01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02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05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06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08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09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1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13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15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16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19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2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2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26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27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2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3-12-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0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04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0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07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08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1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1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1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18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1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2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22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2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26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1-2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0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02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04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0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0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0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1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12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16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1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1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2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2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2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2-2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0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0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04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0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08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09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11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12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15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1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18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19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22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2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2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2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29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3-30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01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02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0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0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08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09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12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1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15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1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19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20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2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2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26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27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29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4-30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0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0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06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0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1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11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1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1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17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1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20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2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2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2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27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28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5-3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01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0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0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0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08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1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1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1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15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17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1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2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2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2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25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2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6-29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0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0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05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0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08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09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1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1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1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1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19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2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2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23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2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2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29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7-30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0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0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0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06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09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1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12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1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1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17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19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2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2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2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26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2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3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8-31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02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03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06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0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0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10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14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16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17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2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21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23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2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27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28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09-30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01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04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0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0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0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1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14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1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1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19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2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22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25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26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2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0-29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0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0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04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0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08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09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1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1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15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1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18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1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22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2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2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26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2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1-30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02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0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06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0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0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1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1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14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1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1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21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2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2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2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2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30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2-12-3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number-rows-repeated="10477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meta:initial-creator>Showan Premakumar</meta:initial-creator>
    <dc:creator>Showan Premakumar</dc:creator>
    <meta:creation-date>2026-03-05T15:01:09Z</meta:creation-date>
    <dc:date>2026-03-05T15:03:05Z</dc:date>
  </office:meta>
</office:document-meta>
</file>